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472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0.6457in"/>
    </style:style>
    <style:style style:name="co4" style:family="table-column">
      <style:table-column-properties fo:break-before="auto" style:column-width="0.9043in"/>
    </style:style>
    <style:style style:name="co5" style:family="table-column">
      <style:table-column-properties fo:break-before="auto" style:column-width="2.811in"/>
    </style:style>
    <style:style style:name="co6" style:family="table-column">
      <style:table-column-properties fo:break-before="auto" style:column-width="0.7984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  <style:map style:condition="is-true-formula([.$J1]&gt;COLUMN([.A1])-3)" style:apply-style-name="Parameter" style:base-cell-address="Sheet1.A1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6" table:number-columns-repeated="242" table:default-cell-style-name="ce4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true">
            <text:p>TRUE</text:p>
          </table:table-cell>
          <table:table-cell table:style-name="ce5"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RODUCT([.C2:.E2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PRODUCT (does not support blanks!)</text:p>
          </table:table-cell>
          <table:table-cell office:value-type="string">
            <text:p>PRODUCT</text:p>
          </table:table-cell>
          <table:table-cell table:style-name="ce15"/>
          <table:table-cell/>
          <table:table-cell/>
          <table:table-cell table:style-name="Default" table:formula="of:=IF(ISBLANK([.M2]);[.A2];[.M2])" office:value-type="float" office:value="6">
            <text:p>6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PRODUCT([.C3:.E3])" office:value-type="float" office:value="120">
            <text:p>1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3]);[.A3];[.M3])" office:value-type="float" office:value="120">
            <text:p>120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720">
            <text:p>720</text:p>
          </table:table-cell>
          <table:table-cell table:formula="of:=PRODUCT([.C5:.E6])" office:value-type="float" office:value="720">
            <text:p>72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5]);[.A5];[.M5])" office:value-type="float" office:value="720">
            <text:p>720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400">
            <text:p>14400</text:p>
          </table:table-cell>
          <table:table-cell table:formula="of:=PRODUCT([.C6:.E6])^2" office:value-type="float" office:value="14400">
            <office:annotation draw:style-name="gr1" draw:text-style-name="P1" svg:width="0.7004in" svg:height="0.7843in" svg:x="4.1957in" svg:y="0.4839in" draw:caption-point-x="-4.1957in" draw:caption-point-y="-0.4839in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1440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6]);[.A6];[.M6])" office:value-type="float" office:value="14400">
            <text:p>14400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RODUCT([.C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8]);[.A8];[.M8])" office:value-type="float" office:value="1">
            <text:p>1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PRODUCT([.C9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9]);[.A9];[.M9])" office:value-type="float" office:value="4">
            <text:p>4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PRODUCT([.C11];[.D11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1]);[.A11];[.M11])" office:value-type="float" office:value="2">
            <text:p>2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PRODUCT([.C12];[.D12])"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2]);[.A12];[.M12])" office:value-type="float" office:value="20">
            <text:p>20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RODUCT([.C14];[.D14];[.E14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4]);[.A14];[.M14])" office:value-type="float" office:value="6">
            <text:p>6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PRODUCT([.C15];[.D15];[.E15])" office:value-type="float" office:value="120">
            <text:p>1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5]);[.A15];[.M15])" office:value-type="float" office:value="120">
            <text:p>120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70">
            <text:p>70</text:p>
          </table:table-cell>
          <table:table-cell table:formula="of:=PRODUCT([.C17];[.G17];[.D17];[.I17])" office:value-type="float" office:value="70">
            <text:p>7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7]);[.A17];[.M17])" office:value-type="float" office:value="70">
            <text:p>70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6">
            <text:p>126</text:p>
          </table:table-cell>
          <table:table-cell table:formula="of:=PRODUCT([.C18];[.G18];[.D18];[.I18])" office:value-type="float" office:value="126">
            <text:p>12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8]);[.A18];[.M18])" office:value-type="float" office:value="126">
            <text:p>126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PRODUCT([.D20];[.C20];[.C20];[.D20])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20]);[.A20];[.M20])" office:value-type="float" office:value="4">
            <text:p>4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00">
            <text:p>400</text:p>
          </table:table-cell>
          <table:table-cell table:formula="of:=PRODUCT([.D21];[.C21];[.C21];[.D21])" office:value-type="float" office:value="400">
            <text:p>40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21]);[.A21];[.M21])" office:value-type="float" office:value="400">
            <text:p>400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PRODUCT(ProductRange)" office:value-type="float" office:value="120">
            <text:p>12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23]);[.A23];[.M23])" office:value-type="float" office:value="120">
            <text:p>120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RODUCT([.C24:.E24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24]);[.A24];[.M24])" office:value-type="float" office:value="6">
            <text:p>6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10">
            <text:p>210</text:p>
          </table:table-cell>
          <table:table-cell table:formula="of:=PRODUCT([.C26:.E26];[.G26];[.I26])" office:value-type="float" office:value="210">
            <text:p>21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26]);[.A26];[.M26])" office:value-type="float" office:value="210">
            <text:p>210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0240">
            <text:p>30240</text:p>
          </table:table-cell>
          <table:table-cell table:formula="of:=PRODUCT([.C27:.E27];[.G27];[.I27])" office:value-type="float" office:value="30240">
            <text:p>3024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27]);[.A27];[.M27])" office:value-type="float" office:value="30240">
            <text:p>30240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UNT([.C29:.E29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COUNT (does not support blanks!)</text:p>
          </table:table-cell>
          <table:table-cell office:value-type="string">
            <text:p>COUNT</text:p>
          </table:table-cell>
          <table:table-cell table:style-name="ce15"/>
          <table:table-cell/>
          <table:table-cell/>
          <table:table-cell table:style-name="Default" table:formula="of:=IF(ISBLANK([.M29]);[.A29];[.M29])" office:value-type="float" office:value="3">
            <text:p>3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UNT([.C30:.E30])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30]);[.A30];[.M30])" office:value-type="float" office:value="3">
            <text:p>3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COUNT([.C32:.E33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32]);[.A32];[.M32])" office:value-type="float" office:value="6">
            <text:p>6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COUNT([.C33:.E33])*2" office:value-type="float" office:value="6">
            <office:annotation draw:style-name="gr1" draw:text-style-name="P1" svg:width="0.7in" svg:height="0.7862in" svg:x="2.3724in" svg:y="5.8114in" draw:caption-point-x="-2.3724in" draw:caption-point-y="-5.8114in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33]);[.A33];[.M33])" office:value-type="float" office:value="6">
            <text:p>6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UNT([.C3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35]);[.A35];[.M35])" office:value-type="float" office:value="1">
            <text:p>1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UNT([.C36])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36]);[.A36];[.M36])" office:value-type="float" office:value="1">
            <text:p>1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OUNT([.C38];[.D38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38]);[.A38];[.M38])" office:value-type="float" office:value="2">
            <text:p>2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OUNT([.C39];[.D39])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39]);[.A39];[.M39])" office:value-type="float" office:value="2">
            <text:p>2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UNT([.C41];[.D41];[.E41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41]);[.A41];[.M41])" office:value-type="float" office:value="3">
            <text:p>3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UNT([.C42];[.D42];[.E42])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42]);[.A42];[.M42])" office:value-type="float" office:value="3">
            <text:p>3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COUNT([.C44];[.G44];[.D44];[.I44])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44]);[.A44];[.M44])" office:value-type="float" office:value="4">
            <text:p>4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COUNT([.C45];[.G45];[.D45];[.I45])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45]);[.A45];[.M45])" office:value-type="float" office:value="4">
            <text:p>4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COUNT([.D47];[.C47];[.C47];[.D47])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47]);[.A47];[.M47])" office:value-type="float" office:value="4">
            <text:p>4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COUNT([.D48];[.C48];[.C48];[.D48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48]);[.A48];[.M48])" office:value-type="float" office:value="4">
            <text:p>4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UNT(CountRange)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50]);[.A50];[.M50])" office:value-type="float" office:value="3">
            <text:p>3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UNT([.C51:.E51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51]);[.A51];[.M51])" office:value-type="float" office:value="3">
            <text:p>3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COUNT([.C53:.E53];[.G53];[.I53])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53]);[.A53];[.M53])" office:value-type="float" office:value="5">
            <text:p>5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COUNT([.C54:.E54];[.G54];[.I54])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54]);[.A54];[.M54])" office:value-type="float" office:value="5">
            <text:p>5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UNTA([.C56:.E56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<text:s/>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UNTA</text:p>
          </table:table-cell>
          <table:table-cell table:style-name="ce15"/>
          <table:table-cell/>
          <table:table-cell/>
          <table:table-cell table:style-name="Default" table:formula="of:=IF(ISBLANK([.M56]);[.A56];[.M56])" office:value-type="float" office:value="3">
            <text:p>3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UNTA([.C57:.E57])" office:value-type="float" office:value="3">
            <text:p>3</text:p>
          </table:table-cell>
          <table:table-cell table:style-name="ce8" office:value-type="boolean" office:boolean-value="false">
            <text:p>FALSE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Hello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57]);[.A57];[.M57])" office:value-type="float" office:value="3">
            <text:p>3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AVERAGE([.C59:.E59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AVERAGE (does not support blanks!)</text:p>
          </table:table-cell>
          <table:table-cell office:value-type="string">
            <text:p>AVERAGE</text:p>
          </table:table-cell>
          <table:table-cell table:style-name="ce15"/>
          <table:table-cell/>
          <table:table-cell/>
          <table:table-cell table:style-name="Default" table:formula="of:=IF(ISBLANK([.M59]);[.A59];[.M59])" office:value-type="float" office:value="2">
            <text:p>2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AVERAGE([.C60:.E60]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60]);[.A60];[.M60])" office:value-type="float" office:value="5">
            <text:p>5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5">
            <text:p>3.5</text:p>
          </table:table-cell>
          <table:table-cell table:formula="of:=AVERAGE([.C62:.E63])" office:value-type="float" office:value="3.5">
            <text:p>3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62]);[.A62];[.M62])" office:value-type="float" office:value="3.5">
            <text:p>3.5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AVERAGE([.C63:.E63];[.C63:.E63])" office:value-type="float" office:value="5">
            <office:annotation draw:style-name="gr1" draw:text-style-name="P1" svg:width="0.7in" svg:height="0.7862in" svg:x="2.3724in" svg:y="11.1941in" draw:caption-point-x="-2.3724in" draw:caption-point-y="-11.1941in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63]);[.A63];[.M63])" office:value-type="float" office:value="5">
            <text:p>5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VERAGE([.C6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65]);[.A65];[.M65])" office:value-type="float" office:value="1">
            <text:p>1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AVERAGE([.C66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66]);[.A66];[.M66])" office:value-type="float" office:value="4">
            <text:p>4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5">
            <text:p>1.5</text:p>
          </table:table-cell>
          <table:table-cell table:formula="of:=AVERAGE([.C68];[.D68])" office:value-type="float" office:value="1.5">
            <text:p>1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68]);[.A68];[.M68])" office:value-type="float" office:value="1.5">
            <text:p>1.5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5">
            <text:p>4.5</text:p>
          </table:table-cell>
          <table:table-cell table:formula="of:=AVERAGE([.C69];[.D69])" office:value-type="float" office:value="4.5">
            <text:p>4.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69]);[.A69];[.M69])" office:value-type="float" office:value="4.5">
            <text:p>4.5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AVERAGE([.C71];[.D71];[.E71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71]);[.A71];[.M71])" office:value-type="float" office:value="2">
            <text:p>2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AVERAGE([.C72];[.D72];[.E72]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72]);[.A72];[.M72])" office:value-type="float" office:value="5">
            <text:p>5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75">
            <text:p>3.75</text:p>
          </table:table-cell>
          <table:table-cell table:formula="of:=AVERAGE([.C74];[.G74];[.D74];[.I74])" office:value-type="float" office:value="3.75">
            <text:p>3.7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74]);[.A74];[.M74])" office:value-type="float" office:value="3.75">
            <text:p>3.75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25">
            <text:p>4.25</text:p>
          </table:table-cell>
          <table:table-cell table:formula="of:=AVERAGE([.C75];[.G75];[.D75];[.I75])" office:value-type="float" office:value="4.25">
            <text:p>4.2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75]);[.A75];[.M75])" office:value-type="float" office:value="4.25">
            <text:p>4.25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.5">
            <text:p>1.5</text:p>
          </table:table-cell>
          <table:table-cell table:formula="of:=AVERAGE([.D77];[.C77];[.C77];[.D77])" office:value-type="float" office:value="1.5">
            <text:p>1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77]);[.A77];[.M77])" office:value-type="float" office:value="1.5">
            <text:p>1.5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5">
            <text:p>4.5</text:p>
          </table:table-cell>
          <table:table-cell table:formula="of:=AVERAGE([.D78];[.C78];[.C78];[.D78])" office:value-type="float" office:value="4.5">
            <text:p>4.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78]);[.A78];[.M78])" office:value-type="float" office:value="4.5">
            <text:p>4.5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AVERAGE(AverageRange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80]);[.A80];[.M80])" office:value-type="float" office:value="5">
            <text:p>5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AVERAGE([.C81:.E81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81]);[.A81];[.M81])" office:value-type="float" office:value="2">
            <text:p>2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6">
            <text:p>3.6</text:p>
          </table:table-cell>
          <table:table-cell table:formula="of:=AVERAGE([.C83:.E83];[.G83];[.I83])" office:value-type="float" office:value="3.6">
            <text:p>3.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83]);[.A83];[.M83])" office:value-type="float" office:value="3.6">
            <text:p>3.6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AVERAGE([.C84:.E84];[.G84];[.I84])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84]);[.A84];[.M84])" office:value-type="float" office:value="8">
            <text:p>8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MIN([.C86:.E86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MIN (does not support blanks!)</text:p>
          </table:table-cell>
          <table:table-cell office:value-type="string">
            <text:p>MIN</text:p>
          </table:table-cell>
          <table:table-cell table:style-name="ce15"/>
          <table:table-cell/>
          <table:table-cell/>
          <table:table-cell table:style-name="Default" table:formula="of:=IF(ISBLANK([.M86]);[.A86];[.M86])" office:value-type="float" office:value="-1">
            <text:p>-1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IN([.C87:.E87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87]);[.A87];[.M87])" office:value-type="float" office:value="4">
            <text:p>4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IN([.C89:.E9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89]);[.A89];[.M89])" office:value-type="float" office:value="1">
            <text:p>1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IN([.C90:.E90])" office:value-type="float" office:value="4">
            <office:annotation draw:style-name="gr1" draw:text-style-name="P1" svg:width="0.7in" svg:height="0.7858in" svg:x="2.3724in" svg:y="16.0386in" draw:caption-point-x="-2.3724in" draw:caption-point-y="-16.0386in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90]);[.A90];[.M90])" office:value-type="float" office:value="4">
            <text:p>4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IN([.C92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92]);[.A92];[.M92])" office:value-type="float" office:value="1">
            <text:p>1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IN([.C93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93]);[.A93];[.M93])" office:value-type="float" office:value="4">
            <text:p>4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IN([.C95];[.D9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95]);[.A95];[.M95])" office:value-type="float" office:value="1">
            <text:p>1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IN([.C96];[.D96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96]);[.A96];[.M96])" office:value-type="float" office:value="4">
            <text:p>4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IN([.C98];[.D98];[.E9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98]);[.A98];[.M98])" office:value-type="float" office:value="1">
            <text:p>1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6">
            <text:p>-6</text:p>
          </table:table-cell>
          <table:table-cell table:formula="of:=MIN([.C99];[.D99];[.E99])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-5">
            <text:p>-5</text:p>
          </table:table-cell>
          <table:table-cell table:style-name="ce7" office:value-type="float" office:value="-6">
            <text:p>-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99]);[.A99];[.M99])" office:value-type="float" office:value="-6">
            <text:p>-6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IN([.C101];[.G101];[.D101];[.I101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01]);[.A101];[.M101])" office:value-type="float" office:value="1">
            <text:p>1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IN([.C102];[.G102];[.D102];[.I102])" office:value-type="float" office:value="1">
            <text:p>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02]);[.A102];[.M102])" office:value-type="float" office:value="1">
            <text:p>1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IN([.D104];[.C104];[.C104];[.D104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04]);[.A104];[.M104])" office:value-type="float" office:value="1">
            <text:p>1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IN([.D105];[.C105];[.C105];[.D105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05]);[.A105];[.M105])" office:value-type="float" office:value="4">
            <text:p>4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IN(MinRange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07]);[.A107];[.M107])" office:value-type="float" office:value="4">
            <text:p>4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IN([.C108:.E10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08]);[.A108];[.M108])" office:value-type="float" office:value="1">
            <text:p>1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IN([.C110:.E110];[.G110];[.I11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10]);[.A110];[.M110])" office:value-type="float" office:value="1">
            <text:p>1</text:p>
          </table:table-cell>
          <table:table-cell table:style-name="Default" table:formula="of:=IF(ISBLANK([.O110]);IF(ISERROR([.B110]);&quot;Err:&quot;&amp;ORG.OPENOFFICE.ERRORTYPE([.B110])=[.M110];OR([.P110]=[.B110];AND(ISNUMBER([.P110]);ISNUMBER([.B110]);OR(AND([.P110]=0;ABS([.B110])&lt;1E-307);&quot;&quot;&amp;[.B110]=&quot;&quot;&amp;[.P110]))));[.O1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MIN([.C111:.E111];[.G111];[.I111])" office:value-type="float" office:value="6">
            <text:p>6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11]);[.A111];[.M111])" office:value-type="float" office:value="6">
            <text:p>6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X([.C113:.E113])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MAX (does not support blanks!)</text:p>
          </table:table-cell>
          <table:table-cell office:value-type="string">
            <text:p>MAX</text:p>
          </table:table-cell>
          <table:table-cell table:style-name="ce15"/>
          <table:table-cell/>
          <table:table-cell/>
          <table:table-cell table:style-name="Default" table:formula="of:=IF(ISBLANK([.M113]);[.A113];[.M113])" office:value-type="float" office:value="2">
            <text:p>2</text:p>
          </table:table-cell>
          <table:table-cell table:style-name="Default" table:formula="of:=IF(ISBLANK([.O113]);IF(ISERROR([.B113]);&quot;Err:&quot;&amp;ORG.OPENOFFICE.ERRORTYPE([.B113])=[.M113];OR([.P113]=[.B113];AND(ISNUMBER([.P113]);ISNUMBER([.B113]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MAX([.C114:.E114])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14]);[.A114];[.M114])" office:value-type="float" office:value="6">
            <text:p>6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MAX([.C116:.E117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16]);[.A116];[.M116])" office:value-type="float" office:value="6">
            <text:p>6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MAX([.C117:.E117])" office:value-type="float" office:value="6">
            <office:annotation draw:style-name="gr1" draw:text-style-name="P1" svg:width="0.7in" svg:height="0.7862in" svg:x="2.3724in" svg:y="20.8827in" draw:caption-point-x="-2.3724in" draw:caption-point-y="-20.8827in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17]);[.A117];[.M117])" office:value-type="float" office:value="6">
            <text:p>6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X([.C119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19]);[.A119];[.M119])" office:value-type="float" office:value="1">
            <text:p>1</text:p>
          </table:table-cell>
          <table:table-cell table:style-name="Default" table:formula="of:=IF(ISBLANK([.O119]);IF(ISERROR([.B119]);&quot;Err:&quot;&amp;ORG.OPENOFFICE.ERRORTYPE([.B119])=[.M119];OR([.P119]=[.B119];AND(ISNUMBER([.P119]);ISNUMBER([.B119]);OR(AND([.P119]=0;ABS([.B119])&lt;1E-307);&quot;&quot;&amp;[.B119]=&quot;&quot;&amp;[.P119]))));[.O1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MAX([.C120])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20]);[.A120];[.M120])" office:value-type="float" office:value="4">
            <text:p>4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X([.C122];[.D122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22]);[.A122];[.M122])" office:value-type="float" office:value="2">
            <text:p>2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MAX([.C123];[.D123]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23]);[.A123];[.M123])" office:value-type="float" office:value="5">
            <text:p>5</text:p>
          </table:table-cell>
          <table:table-cell table:style-name="Default" table:formula="of:=IF(ISBLANK([.O123]);IF(ISERROR([.B123]);&quot;Err:&quot;&amp;ORG.OPENOFFICE.ERRORTYPE([.B123])=[.M123];OR([.P123]=[.B123];AND(ISNUMBER([.P123]);ISNUMBER([.B123]);OR(AND([.P123]=0;ABS([.B123])&lt;1E-307);&quot;&quot;&amp;[.B123]=&quot;&quot;&amp;[.P123]))));[.O12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X([.C125];[.D125];[.E125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25]);[.A125];[.M125])" office:value-type="float" office:value="3">
            <text:p>3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f:=MAX([.C126];[.D126];[.E126])" office:value-type="float" office:value="-4">
            <text:p>-4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-5">
            <text:p>-5</text:p>
          </table:table-cell>
          <table:table-cell table:style-name="ce7" office:value-type="float" office:value="-6">
            <text:p>-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26]);[.A126];[.M126])" office:value-type="float" office:value="-4">
            <text:p>-4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MAX([.C128];[.G128];[.D128];[.I128])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28]);[.A128];[.M128])" office:value-type="float" office:value="7">
            <text:p>7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MAX([.C129];[.G129];[.D129];[.I129])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29]);[.A129];[.M129])" office:value-type="float" office:value="7">
            <text:p>7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X([.D131];[.C131];[.C131];[.D131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31]);[.A131];[.M131])" office:value-type="float" office:value="2">
            <text:p>2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MAX([.D132];[.C132];[.C132];[.D132])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32]);[.A132];[.M132])" office:value-type="float" office:value="5">
            <text:p>5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MAX(MaxRange)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34]);[.A134];[.M134])" office:value-type="float" office:value="6">
            <text:p>6</text:p>
          </table:table-cell>
          <table:table-cell table:style-name="Default" table:formula="of:=IF(ISBLANK([.O134]);IF(ISERROR([.B134]);&quot;Err:&quot;&amp;ORG.OPENOFFICE.ERRORTYPE([.B134])=[.M134];OR([.P134]=[.B134];AND(ISNUMBER([.P134]);ISNUMBER([.B134]);OR(AND([.P134]=0;ABS([.B134])&lt;1E-307);&quot;&quot;&amp;[.B134]=&quot;&quot;&amp;[.P134]))));[.O1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X([.C135:.E135])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35]);[.A135];[.M135])" office:value-type="float" office:value="3">
            <text:p>3</text:p>
          </table:table-cell>
          <table:table-cell table:style-name="Default"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MAX([.C137:.E137];[.G137];[.I137])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37]);[.A137];[.M137])" office:value-type="float" office:value="7">
            <text:p>7</text:p>
          </table:table-cell>
          <table:table-cell table:style-name="Default" table:formula="of:=IF(ISBLANK([.O137]);IF(ISERROR([.B137]);&quot;Err:&quot;&amp;ORG.OPENOFFICE.ERRORTYPE([.B137])=[.M137];OR([.P137]=[.B137];AND(ISNUMBER([.P137]);ISNUMBER([.B137]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MAX([.C138:.E138];[.G138];[.I138])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38]);[.A138];[.M138])" office:value-type="float" office:value="10">
            <text:p>10</text:p>
          </table:table-cell>
          <table:table-cell table:style-name="Default"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ARP([.C14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style-name="ce15"/>
          <table:table-cell/>
          <table:table-cell/>
          <table:table-cell table:style-name="Default" table:formula="of:=IF(ISBLANK([.M140]);[.A140];[.M140])" office:value-type="float" office:value="0">
            <text:p>0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VARP([.C141])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41]);[.A141];[.M141])" office:value-type="float" office:value="0">
            <text:p>0</text:p>
          </table:table-cell>
          <table:table-cell table:style-name="Default"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VARP([.C143];[.D143])" office:value-type="float" office:value="0.25">
            <text:p>0.2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43]);[.A143];[.M143])" office:value-type="float" office:value="0.25">
            <text:p>0.25</text:p>
          </table:table-cell>
          <table:table-cell table:style-name="Default" table:formula="of:=IF(ISBLANK([.O143]);IF(ISERROR([.B143]);&quot;Err:&quot;&amp;ORG.OPENOFFICE.ERRORTYPE([.B143])=[.M143];OR([.P143]=[.B143];AND(ISNUMBER([.P143]);ISNUMBER([.B143]);OR(AND([.P143]=0;ABS([.B143])&lt;1E-307);&quot;&quot;&amp;[.B143]=&quot;&quot;&amp;[.P143]))));[.O1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VARP([.C144];[.D144])" office:value-type="float" office:value="0.25">
            <text:p>0.2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44]);[.A144];[.M144])" office:value-type="float" office:value="0.25">
            <text:p>0.25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.64">
            <text:p>4.64</text:p>
          </table:table-cell>
          <table:table-cell table:formula="of:=VARP([.C146:.E146];[.G146];[.I146])" office:value-type="float" office:value="4.64">
            <text:p>4.6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46]);[.A146];[.M146])" office:value-type="float" office:value="4.64">
            <text:p>4.64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VARP([.C147:.E147];[.G147];[.I147])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47]);[.A147];[.M147])" office:value-type="float" office:value="2">
            <text:p>2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([.C149];[.D149])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style-name="ce15"/>
          <table:table-cell/>
          <table:table-cell/>
          <table:table-cell table:style-name="Default" table:formula="of:=IF(ISBLANK([.M149]);[.A149];[.M149])" office:value-type="float" office:value="0.5">
            <text:p>0.5</text:p>
          </table:table-cell>
          <table:table-cell table:style-name="Default" table:formula="of:=IF(ISBLANK([.O149]);IF(ISERROR([.B149]);&quot;Err:&quot;&amp;ORG.OPENOFFICE.ERRORTYPE([.B149])=[.M149];OR([.P149]=[.B149];AND(ISNUMBER([.P149]);ISNUMBER([.B149]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VAR([.C150];[.D150])" office:value-type="float" office:value="0.5">
            <text:p>0.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50]);[.A150];[.M150])" office:value-type="float" office:value="0.5">
            <text:p>0.5</text:p>
          </table:table-cell>
          <table:table-cell table:style-name="Default" table:formula="of:=IF(ISBLANK([.O150]);IF(ISERROR([.B150]);&quot;Err:&quot;&amp;ORG.OPENOFFICE.ERRORTYPE([.B150])=[.M150];OR([.P150]=[.B150];AND(ISNUMBER([.P150]);ISNUMBER([.B150]);OR(AND([.P150]=0;ABS([.B150])&lt;1E-307);&quot;&quot;&amp;[.B150]=&quot;&quot;&amp;[.P150]))));[.O15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.8">
            <text:p>5.8</text:p>
          </table:table-cell>
          <table:table-cell table:formula="of:=VAR([.C152:.E152];[.G152];[.I152])" office:value-type="float" office:value="5.8">
            <text:p>5.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52]);[.A152];[.M152])" office:value-type="float" office:value="5.8">
            <text:p>5.8</text:p>
          </table:table-cell>
          <table:table-cell table:style-name="Default" table:formula="of:=IF(ISBLANK([.O152]);IF(ISERROR([.B152]);&quot;Err:&quot;&amp;ORG.OPENOFFICE.ERRORTYPE([.B152])=[.M152];OR([.P152]=[.B152];AND(ISNUMBER([.P152]);ISNUMBER([.B152]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5">
            <text:p>2.5</text:p>
          </table:table-cell>
          <table:table-cell table:formula="of:=VAR([.C153:.E153];[.G153];[.I153])" office:value-type="float" office:value="2.5">
            <text:p>2.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53]);[.A153];[.M153])" office:value-type="float" office:value="2.5">
            <text:p>2.5</text:p>
          </table:table-cell>
          <table:table-cell table:style-name="Default" table:formula="of:=IF(ISBLANK([.O153]);IF(ISERROR([.B153]);&quot;Err:&quot;&amp;ORG.OPENOFFICE.ERRORTYPE([.B153])=[.M153];OR([.P153]=[.B153];AND(ISNUMBER([.P153]);ISNUMBER([.B153]);OR(AND([.P153]=0;ABS([.B153])&lt;1E-307);&quot;&quot;&amp;[.B153]=&quot;&quot;&amp;[.P153]))));[.O15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.82842712474619">
            <text:p>2.82843</text:p>
          </table:table-cell>
          <table:table-cell table:formula="of:=STDEV([.C155];[.D155])" office:value-type="float" office:value="2.82842712474619">
            <text:p>2.82843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style-name="ce15"/>
          <table:table-cell/>
          <table:table-cell/>
          <table:table-cell table:style-name="Default" table:formula="of:=IF(ISBLANK([.M155]);[.A155];[.M155])" office:value-type="float" office:value="2.82842712474619">
            <text:p>2.82843</text:p>
          </table:table-cell>
          <table:table-cell table:style-name="Default" table:formula="of:=IF(ISBLANK([.O155]);IF(ISERROR([.B155]);&quot;Err:&quot;&amp;ORG.OPENOFFICE.ERRORTYPE([.B155])=[.M155];OR([.P155]=[.B155];AND(ISNUMBER([.P155]);ISNUMBER([.B155]);OR(AND([.P155]=0;ABS([.B155])&lt;1E-307);&quot;&quot;&amp;[.B155]=&quot;&quot;&amp;[.P155]))));[.O1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8166599946613">
            <text:p>2.08167</text:p>
          </table:table-cell>
          <table:table-cell table:formula="of:=STDEV([.C156];[.D156];[.E156])" office:value-type="float" office:value="2.08166599946613">
            <text:p>2.08167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office:annotation draw:style-name="gr1" draw:text-style-name="P1" svg:width="1.4031in" svg:height="0.7862in" svg:x="3.5366in" svg:y="27.8799in" draw:caption-point-x="-3.5366in" draw:caption-point-y="-27.8799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56]);[.A156];[.M156])" office:value-type="float" office:value="2.08166599946613">
            <text:p>2.08167</text:p>
          </table:table-cell>
          <table:table-cell table:style-name="Default" table:formula="of:=IF(ISBLANK([.O156]);IF(ISERROR([.B156]);&quot;Err:&quot;&amp;ORG.OPENOFFICE.ERRORTYPE([.B156])=[.M156];OR([.P156]=[.B156];AND(ISNUMBER([.P156]);ISNUMBER([.B156]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0.6887182796177">
            <text:p>40.68872</text:p>
          </table:table-cell>
          <table:table-cell table:formula="of:=STDEV([.C158:.E158];[.F158:.H158];[.I158])" office:value-type="float" office:value="40.6887182796177">
            <text:p>40.6887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.45</text:p>
          </table:table-cell>
          <table:table-cell table:style-name="ce7" office:value-type="float" office:value="7.62">
            <text:p>7.62</text:p>
          </table:table-cell>
          <table:table-cell table:style-name="ce7" office:value-type="float" office:value="12.7">
            <text:p>12.7</text:p>
          </table:table-cell>
          <table:table-cell table:style-name="ce7" office:value-type="float" office:value="14.5">
            <text:p>14.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58]);[.A158];[.M158])" office:value-type="float" office:value="40.6887182796177">
            <text:p>40.68872</text:p>
          </table:table-cell>
          <table:table-cell table:style-name="Default" table:formula="of:=IF(ISBLANK([.O158]);IF(ISERROR([.B158]);&quot;Err:&quot;&amp;ORG.OPENOFFICE.ERRORTYPE([.B158])=[.M158];OR([.P158]=[.B158];AND(ISNUMBER([.P158]);ISNUMBER([.B158]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15187851918806">
            <text:p>4.15188</text:p>
          </table:table-cell>
          <table:table-cell table:formula="of:=STDEV([.C159:.E159];[.F159:.H159];[.I159])" office:value-type="float" office:value="4.15187851918806">
            <text:p>4.15188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1.4031in" svg:height="0.7858in" svg:x="3.5366in" svg:y="28.4185in" draw:caption-point-x="-3.5366in" draw:caption-point-y="-28.4185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59]);[.A159];[.M159])" office:value-type="float" office:value="4.15187851918806">
            <text:p>4.15188</text:p>
          </table:table-cell>
          <table:table-cell table:style-name="Default" table:formula="of:=IF(ISBLANK([.O159]);IF(ISERROR([.B159]);&quot;Err:&quot;&amp;ORG.OPENOFFICE.ERRORTYPE([.B159])=[.M159];OR([.P159]=[.B159];AND(ISNUMBER([.P159]);ISNUMBER([.B159]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TDEVP([.C161])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style-name="ce15"/>
          <table:table-cell/>
          <table:table-cell/>
          <table:table-cell table:style-name="Default" table:formula="of:=IF(ISBLANK([.M161]);[.A161];[.M161])" office:value-type="float" office:value="0">
            <text:p>0</text:p>
          </table:table-cell>
          <table:table-cell table:style-name="Default" table:formula="of:=IF(ISBLANK([.O161]);IF(ISERROR([.B161]);&quot;Err:&quot;&amp;ORG.OPENOFFICE.ERRORTYPE([.B161])=[.M161];OR([.P161]=[.B161];AND(ISNUMBER([.P161]);ISNUMBER([.B161]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">
            <text:p>1.5</text:p>
          </table:table-cell>
          <table:table-cell table:formula="of:=STDEVP([.C162];[.D162])" office:value-type="float" office:value="1.5">
            <text:p>1.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62]);[.A162];[.M162])" office:value-type="float" office:value="1.5">
            <text:p>1.5</text:p>
          </table:table-cell>
          <table:table-cell table:style-name="Default" table:formula="of:=IF(ISBLANK([.O162]);IF(ISERROR([.B162]);&quot;Err:&quot;&amp;ORG.OPENOFFICE.ERRORTYPE([.B162])=[.M162];OR([.P162]=[.B162];AND(ISNUMBER([.P162]);ISNUMBER([.B162]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5480466765633">
            <text:p>2.0548</text:p>
          </table:table-cell>
          <table:table-cell table:formula="of:=STDEVP([.C163];[.D163];[.E163])" office:value-type="float" office:value="2.05480466765633">
            <text:p>2.054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office:annotation draw:style-name="gr1" draw:text-style-name="P1" svg:width="1.4031in" svg:height="0.7858in" svg:x="3.5366in" svg:y="29.1421in" draw:caption-point-x="-3.5366in" draw:caption-point-y="-29.1421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5">
            <text:p>5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63]);[.A163];[.M163])" office:value-type="float" office:value="2.05480466765633">
            <text:p>2.0548</text:p>
          </table:table-cell>
          <table:table-cell table:style-name="Default" table:formula="of:=IF(ISBLANK([.O163]);IF(ISERROR([.B163]);&quot;Err:&quot;&amp;ORG.OPENOFFICE.ERRORTYPE([.B163])=[.M163];OR([.P163]=[.B163];AND(ISNUMBER([.P163]);ISNUMBER([.B163]);OR(AND([.P163]=0;ABS([.B163])&lt;1E-307);&quot;&quot;&amp;[.B163]=&quot;&quot;&amp;[.P163]))));[.O16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7.6704332172529">
            <text:p>37.67043</text:p>
          </table:table-cell>
          <table:table-cell table:formula="of:=STDEVP([.C165:.E165];[.F165:.H165];[.I165])" office:value-type="float" office:value="37.6704332172529">
            <text:p>37.67043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.45</text:p>
          </table:table-cell>
          <table:table-cell table:style-name="ce7" office:value-type="float" office:value="7.62">
            <text:p>7.62</text:p>
          </table:table-cell>
          <table:table-cell table:style-name="ce7" office:value-type="float" office:value="12.7">
            <text:p>12.7</text:p>
          </table:table-cell>
          <table:table-cell table:style-name="ce7" office:value-type="float" office:value="14.5">
            <text:p>14.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65]);[.A165];[.M165])" office:value-type="float" office:value="37.6704332172529">
            <text:p>37.67043</text:p>
          </table:table-cell>
          <table:table-cell table:style-name="Default" table:formula="of:=IF(ISBLANK([.O165]);IF(ISERROR([.B165]);&quot;Err:&quot;&amp;ORG.OPENOFFICE.ERRORTYPE([.B165])=[.M165];OR([.P165]=[.B165];AND(ISNUMBER([.P165]);ISNUMBER([.B165]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8438925848782">
            <text:p>3.84389</text:p>
          </table:table-cell>
          <table:table-cell table:formula="of:=STDEVP([.C166:.E166];[.F166:.H166];[.I166])" office:value-type="float" office:value="3.8438925848782">
            <text:p>3.84389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1.4031in" svg:height="0.7862in" svg:x="3.5366in" svg:y="29.6803in" draw:caption-point-x="-3.5366in" draw:caption-point-y="-29.6803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1.4098in" svg:height="0.7862in" svg:x="12.311in" svg:y="29.6803in" draw:caption-point-x="-12.311in" draw:caption-point-y="-29.680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66]);[.A166];[.M166])" office:value-type="float" office:value="3.8438925848782">
            <text:p>3.84389</text:p>
          </table:table-cell>
          <table:table-cell table:style-name="Default" table:formula="of:=IF(ISBLANK([.O166]);IF(ISERROR([.B166]);&quot;Err:&quot;&amp;ORG.OPENOFFICE.ERRORTYPE([.B166])=[.M166];OR([.P166]=[.B166];AND(ISNUMBER([.P166]);ISNUMBER([.B166]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VEDEV([.C168])" office:value-type="float" office:value="0">
            <text:p>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style-name="ce15"/>
          <table:table-cell/>
          <table:table-cell/>
          <table:table-cell table:style-name="Default" table:formula="of:=IF(ISBLANK([.M168]);[.A168];[.M168])" office:value-type="float" office:value="0">
            <text:p>0</text:p>
          </table:table-cell>
          <table:table-cell table:style-name="Default" table:formula="of:=IF(ISBLANK([.O168]);IF(ISERROR([.B168]);&quot;Err:&quot;&amp;ORG.OPENOFFICE.ERRORTYPE([.B168])=[.M168];OR([.P168]=[.B168];AND(ISNUMBER([.P168]);ISNUMBER([.B168]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AVEDEV([.C169];[.D169])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69]);[.A169];[.M169])" office:value-type="float" office:value="2">
            <text:p>2</text:p>
          </table:table-cell>
          <table:table-cell table:style-name="Default" table:formula="of:=IF(ISBLANK([.O169]);IF(ISERROR([.B169]);&quot;Err:&quot;&amp;ORG.OPENOFFICE.ERRORTYPE([.B169])=[.M169];OR([.P169]=[.B169];AND(ISNUMBER([.P169]);ISNUMBER([.B169]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5555555555556">
            <text:p>1.55556</text:p>
          </table:table-cell>
          <table:table-cell table:formula="of:=AVEDEV([.C170];[.D170];[.E170])" office:value-type="float" office:value="1.55555555555556">
            <text:p>1.55556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office:annotation draw:style-name="gr1" draw:text-style-name="P1" svg:width="1.4031in" svg:height="0.7862in" svg:x="3.5366in" svg:y="30.4039in" draw:caption-point-x="-3.5366in" draw:caption-point-y="-30.4039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70]);[.A170];[.M170])" office:value-type="float" office:value="1.55555555555556">
            <text:p>1.55556</text:p>
          </table:table-cell>
          <table:table-cell table:style-name="Default" table:formula="of:=IF(ISBLANK([.O170]);IF(ISERROR([.B170]);&quot;Err:&quot;&amp;ORG.OPENOFFICE.ERRORTYPE([.B170])=[.M170];OR([.P170]=[.B170];AND(ISNUMBER([.P170]);ISNUMBER([.B170]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6.0926530612245">
            <text:p>26.09265</text:p>
          </table:table-cell>
          <table:table-cell table:formula="of:=AVEDEV([.C172:.E172];[.F172:.H172];[.I172])" office:value-type="float" office:value="26.0926530612245">
            <text:p>26.09265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.45</text:p>
          </table:table-cell>
          <table:table-cell table:style-name="ce7" office:value-type="float" office:value="7.62">
            <text:p>7.62</text:p>
          </table:table-cell>
          <table:table-cell table:style-name="ce7" office:value-type="float" office:value="12.7">
            <text:p>12.7</text:p>
          </table:table-cell>
          <table:table-cell table:style-name="ce7" office:value-type="float" office:value="14.5">
            <text:p>14.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72]);[.A172];[.M172])" office:value-type="float" office:value="26.0926530612245">
            <text:p>26.09265</text:p>
          </table:table-cell>
          <table:table-cell table:style-name="Default" table:formula="of:=IF(ISBLANK([.O172]);IF(ISERROR([.B172]);&quot;Err:&quot;&amp;ORG.OPENOFFICE.ERRORTYPE([.B172])=[.M172];OR([.P172]=[.B172];AND(ISNUMBER([.P172]);ISNUMBER([.B172]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9387755102041">
            <text:p>2.69388</text:p>
          </table:table-cell>
          <table:table-cell table:formula="of:=AVEDEV([.C173:.E173];[.F173:.H173];[.I173])" office:value-type="float" office:value="2.69387755102041">
            <text:p>2.69388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1.4031in" svg:height="0.7862in" svg:x="3.5366in" svg:y="30.9421in" draw:caption-point-x="-3.5366in" draw:caption-point-y="-30.9421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73]);[.A173];[.M173])" office:value-type="float" office:value="2.69387755102041">
            <text:p>2.69388</text:p>
          </table:table-cell>
          <table:table-cell table:style-name="Default" table:formula="of:=IF(ISBLANK([.O173]);IF(ISERROR([.B173]);&quot;Err:&quot;&amp;ORG.OPENOFFICE.ERRORTYPE([.B173])=[.M173];OR([.P173]=[.B173];AND(ISNUMBER([.P173]);ISNUMBER([.B173]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EVSQ([.C175])" office:value-type="float" office:value="0">
            <text:p>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style-name="ce15"/>
          <table:table-cell/>
          <table:table-cell/>
          <table:table-cell table:style-name="Default" table:formula="of:=IF(ISBLANK([.M175]);[.A175];[.M175])" office:value-type="float" office:value="0">
            <text:p>0</text:p>
          </table:table-cell>
          <table:table-cell table:style-name="Default" table:formula="of:=IF(ISBLANK([.O175]);IF(ISERROR([.B175]);&quot;Err:&quot;&amp;ORG.OPENOFFICE.ERRORTYPE([.B175])=[.M175];OR([.P175]=[.B175];AND(ISNUMBER([.P175]);ISNUMBER([.B175]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DEVSQ([.C176];[.D176])" office:value-type="float" office:value="8">
            <text:p>8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76]);[.A176];[.M176])" office:value-type="float" office:value="8">
            <text:p>8</text:p>
          </table:table-cell>
          <table:table-cell table:style-name="Default" table:formula="of:=IF(ISBLANK([.O176]);IF(ISERROR([.B176]);&quot;Err:&quot;&amp;ORG.OPENOFFICE.ERRORTYPE([.B176])=[.M176];OR([.P176]=[.B176];AND(ISNUMBER([.P176]);ISNUMBER([.B176]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.66666666666667">
            <text:p>8.66667</text:p>
          </table:table-cell>
          <table:table-cell table:formula="of:=DEVSQ([.C177];[.D177];[.E177])" office:value-type="float" office:value="8.66666666666667">
            <text:p>8.66667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office:annotation draw:style-name="gr1" draw:text-style-name="P1" svg:width="1.4031in" svg:height="0.7862in" svg:x="3.5366in" svg:y="31.6657in" draw:caption-point-x="-3.5366in" draw:caption-point-y="-31.6657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1.4122in" svg:height="0.7862in" svg:x="12.8839in" svg:y="31.6657in" draw:caption-point-x="-12.8839in" draw:caption-point-y="-31.665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Default" table:formula="of:=IF(ISBLANK([.M177]);[.A177];[.M177])" office:value-type="float" office:value="8.66666666666667">
            <text:p>8.66667</text:p>
          </table:table-cell>
          <table:table-cell table:style-name="Default" table:formula="of:=IF(ISBLANK([.O177]);IF(ISERROR([.B177]);&quot;Err:&quot;&amp;ORG.OPENOFFICE.ERRORTYPE([.B177])=[.M177];OR([.P177]=[.B177];AND(ISNUMBER([.P177]);ISNUMBER([.B177]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9933.43077142857">
            <text:p>9933.43077</text:p>
          </table:table-cell>
          <table:table-cell table:formula="of:=DEVSQ([.C179:.E179];[.F179:.H179];[.I179])" office:value-type="float" office:value="9933.43077142857">
            <text:p>9933.43077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.45</text:p>
          </table:table-cell>
          <table:table-cell table:style-name="ce7" office:value-type="float" office:value="7.62">
            <text:p>7.62</text:p>
          </table:table-cell>
          <table:table-cell table:style-name="ce7" office:value-type="float" office:value="12.7">
            <text:p>12.7</text:p>
          </table:table-cell>
          <table:table-cell table:style-name="ce7" office:value-type="float" office:value="14.5">
            <text:p>14.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1.4122in" svg:height="0.7752in" svg:x="12.8839in" svg:y="32.0295in" draw:caption-point-x="-12.8839in" draw:caption-point-y="-32.0295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79]);[.A179];[.M179])" office:value-type="float" office:value="9933.43077142857">
            <text:p>9933.43077</text:p>
          </table:table-cell>
          <table:table-cell table:style-name="Default" table:formula="of:=IF(ISBLANK([.O179]);IF(ISERROR([.B179]);&quot;Err:&quot;&amp;ORG.OPENOFFICE.ERRORTYPE([.B179])=[.M179];OR([.P179]=[.B179];AND(ISNUMBER([.P179]);ISNUMBER([.B179]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3.428571428571">
            <text:p>103.42857</text:p>
          </table:table-cell>
          <table:table-cell table:formula="of:=DEVSQ([.C180:.E180];[.F180:.H180];[.I180])" office:value-type="float" office:value="103.428571428571">
            <text:p>103.42857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1.4031in" svg:height="0.772in" svg:x="3.5366in" svg:y="32.2043in" draw:caption-point-x="-3.5366in" draw:caption-point-y="-32.2043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1.4122in" svg:height="0.772in" svg:x="12.8839in" svg:y="32.2043in" draw:caption-point-x="-12.8839in" draw:caption-point-y="-32.2043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0]);[.A180];[.M180])" office:value-type="float" office:value="103.428571428571">
            <text:p>103.42857</text:p>
          </table:table-cell>
          <table:table-cell table:style-name="Default" table:formula="of:=IF(ISBLANK([.O180]);IF(ISERROR([.B180]);&quot;Err:&quot;&amp;ORG.OPENOFFICE.ERRORTYPE([.B180])=[.M180];OR([.P180]=[.B180];AND(ISNUMBER([.P180]);ISNUMBER([.B180]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935219529582824">
            <text:p>0.93522</text:p>
          </table:table-cell>
          <table:table-cell table:formula="of:=SKEW([.C182];[.D182];[.E182])" office:value-type="float" office:value="0.935219529582824">
            <text:p>0.9352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 table:style-name="ce15"/>
          <table:table-cell office:value-type="string">
            <office:annotation draw:style-name="gr1" draw:text-style-name="P1" svg:width="1.4098in" svg:height="0.7752in" svg:x="12.311in" svg:y="32.5677in" draw:caption-point-x="-12.311in" draw:caption-point-y="-32.567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82]);[.A182];[.M182])" office:value-type="float" office:value="0.935219529582824">
            <text:p>0.93522</text:p>
          </table:table-cell>
          <table:table-cell table:style-name="Default" table:formula="of:=IF(ISBLANK([.O182]);IF(ISERROR([.B182]);&quot;Err:&quot;&amp;ORG.OPENOFFICE.ERRORTYPE([.B182])=[.M182];OR([.P182]=[.B182];AND(ISNUMBER([.P182]);ISNUMBER([.B182]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.53270664350413">
            <text:p>-2.53271</text:p>
          </table:table-cell>
          <table:table-cell table:formula="of:=SKEW([.C184:.E184];[.F184:.H184];[.I184])" office:value-type="float" office:value="-2.53270664350413">
            <text:p>-2.53271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.45</text:p>
          </table:table-cell>
          <table:table-cell table:style-name="ce7" office:value-type="float" office:value="7.62">
            <text:p>7.62</text:p>
          </table:table-cell>
          <table:table-cell table:style-name="ce7" office:value-type="float" office:value="12.7">
            <text:p>12.7</text:p>
          </table:table-cell>
          <table:table-cell table:style-name="ce7" office:value-type="float" office:value="14.5">
            <text:p>14.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84]);[.A184];[.M184])" office:value-type="float" office:value="-2.53270664350413">
            <text:p>-2.53271</text:p>
          </table:table-cell>
          <table:table-cell table:style-name="Default" table:formula="of:=IF(ISBLANK([.O184]);IF(ISERROR([.B184]);&quot;Err:&quot;&amp;ORG.OPENOFFICE.ERRORTYPE([.B184])=[.M184];OR([.P184]=[.B184];AND(ISNUMBER([.P184]);ISNUMBER([.B184]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84912637275325">
            <text:p>-1.84913</text:p>
          </table:table-cell>
          <table:table-cell table:formula="of:=SKEW([.C185:.E185];[.F185:.H185];[.I185])" office:value-type="float" office:value="-1.84912637275325">
            <text:p>-1.84913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1.4031in" svg:height="0.7724in" svg:x="3.5366in" svg:y="33.0953in" draw:caption-point-x="-3.5366in" draw:caption-point-y="-33.0953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85]);[.A185];[.M185])" office:value-type="float" office:value="-1.84912637275325">
            <text:p>-1.84913</text:p>
          </table:table-cell>
          <table:table-cell table:style-name="Default" table:formula="of:=IF(ISBLANK([.O185]);IF(ISERROR([.B185]);&quot;Err:&quot;&amp;ORG.OPENOFFICE.ERRORTYPE([.B185])=[.M185];OR([.P185]=[.B185];AND(ISNUMBER([.P185]);ISNUMBER([.B185]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90532544378699">
            <text:p>0.39053</text:p>
          </table:table-cell>
          <table:table-cell table:formula="of:=KURT([.C187];[.D187];[.E187];[.F187])" office:value-type="float" office:value="0.390532544378699">
            <text:p>0.3905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 table:style-name="ce15"/>
          <table:table-cell office:value-type="string">
            <office:annotation draw:style-name="gr1" draw:text-style-name="P1" svg:width="1.4098in" svg:height="0.7756in" svg:x="12.311in" svg:y="33.4587in" draw:caption-point-x="-12.311in" draw:caption-point-y="-33.4587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7]);[.A187];[.M187])" office:value-type="float" office:value="0.390532544378699">
            <text:p>0.39053</text:p>
          </table:table-cell>
          <table:table-cell table:style-name="Default" table:formula="of:=IF(ISBLANK([.O187]);IF(ISERROR([.B187]);&quot;Err:&quot;&amp;ORG.OPENOFFICE.ERRORTYPE([.B187])=[.M187];OR([.P187]=[.B187];AND(ISNUMBER([.P187]);ISNUMBER([.B187]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.5478454980828">
            <text:p>6.54785</text:p>
          </table:table-cell>
          <table:table-cell table:formula="of:=KURT([.C189:.E189];[.F189:.H189];[.I189])" office:value-type="float" office:value="6.54784549808281">
            <text:p>6.54785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.45</text:p>
          </table:table-cell>
          <table:table-cell table:style-name="ce7" office:value-type="float" office:value="7.62">
            <text:p>7.62</text:p>
          </table:table-cell>
          <table:table-cell table:style-name="ce7" office:value-type="float" office:value="12.7">
            <text:p>12.7</text:p>
          </table:table-cell>
          <table:table-cell table:style-name="ce7" office:value-type="float" office:value="14.5">
            <text:p>14.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1.4098in" svg:height="0.7756in" svg:x="12.311in" svg:y="33.8114in" draw:caption-point-x="-12.311in" draw:caption-point-y="-33.811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89]);[.A189];[.M189])" office:value-type="float" office:value="6.5478454980828">
            <text:p>6.54785</text:p>
          </table:table-cell>
          <table:table-cell table:style-name="Default" table:formula="of:=IF(ISBLANK([.O189]);IF(ISERROR([.B189]);&quot;Err:&quot;&amp;ORG.OPENOFFICE.ERRORTYPE([.B189])=[.M189];OR([.P189]=[.B189];AND(ISNUMBER([.P189]);ISNUMBER([.B189]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23807576081316">
            <text:p>4.23808</text:p>
          </table:table-cell>
          <table:table-cell table:formula="of:=KURT([.C190:.E190];[.F190:.H190];[.I190])" office:value-type="float" office:value="4.23807576081316">
            <text:p>4.23808</text:p>
          </table:table-cell>
          <table:table-cell table:style-name="ce7" office:value-type="float" office:value="-10">
            <text:p>-10</text:p>
          </table:table-cell>
          <table:table-cell table:style-name="ce7" office:value-type="float" office:value="0">
            <office:annotation draw:style-name="gr1" draw:text-style-name="P1" svg:width="1.4031in" svg:height="0.7862in" svg:x="3.5366in" svg:y="33.9862in" draw:caption-point-x="-3.5366in" draw:caption-point-y="-33.9862in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1.4122in" svg:height="0.7862in" svg:x="12.8839in" svg:y="33.9862in" draw:caption-point-x="-12.8839in" draw:caption-point-y="-33.9862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/>
          <table:table-cell table:style-name="Default" table:formula="of:=IF(ISBLANK([.M190]);[.A190];[.M190])" office:value-type="float" office:value="4.23807576081316">
            <text:p>4.23808</text:p>
          </table:table-cell>
          <table:table-cell table:style-name="Default" table:formula="of:=IF(ISBLANK([.O190]);IF(ISERROR([.B190]);&quot;Err:&quot;&amp;ORG.OPENOFFICE.ERRORTYPE([.B190])=[.M190];OR([.P190]=[.B190];AND(ISNUMBER([.P190]);ISNUMBER([.B190]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9">
            <text:p>49</text:p>
          </table:table-cell>
          <table:table-cell table:formula="of:=SUMSQ([.C192])" office:value-type="float" office:value="49">
            <text:p>49</text:p>
          </table:table-cell>
          <table:table-cell table:style-name="ce7" office:value-type="float" office:value="7">
            <text:p>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UMSQ</text:p>
          </table:table-cell>
          <table:table-cell table:style-name="ce15"/>
          <table:table-cell/>
          <table:table-cell/>
          <table:table-cell table:style-name="Default" table:formula="of:=IF(ISBLANK([.M192]);[.A192];[.M192])" office:value-type="float" office:value="49">
            <text:p>49</text:p>
          </table:table-cell>
          <table:table-cell table:style-name="Default" table:formula="of:=IF(ISBLANK([.O192]);IF(ISERROR([.B192]);&quot;Err:&quot;&amp;ORG.OPENOFFICE.ERRORTYPE([.B192])=[.M192];OR([.P192]=[.B192];AND(ISNUMBER([.P192]);ISNUMBER([.B192]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9">
            <text:p>29</text:p>
          </table:table-cell>
          <table:table-cell table:formula="of:=SUMSQ([.C193];[.D193])" office:value-type="float" office:value="29">
            <text:p>2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93]);[.A193];[.M193])" office:value-type="float" office:value="29">
            <text:p>29</text:p>
          </table:table-cell>
          <table:table-cell table:style-name="Default" table:formula="of:=IF(ISBLANK([.O193]);IF(ISERROR([.B193]);&quot;Err:&quot;&amp;ORG.OPENOFFICE.ERRORTYPE([.B193])=[.M193];OR([.P193]=[.B193];AND(ISNUMBER([.P193]);ISNUMBER([.B193]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9">
            <text:p>29</text:p>
          </table:table-cell>
          <table:table-cell table:formula="of:=SUMSQ([.C194];[.D194];[.E194])" office:value-type="float" office:value="29">
            <text:p>29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94]);[.A194];[.M194])" office:value-type="float" office:value="29">
            <text:p>29</text:p>
          </table:table-cell>
          <table:table-cell table:style-name="Default" table:formula="of:=IF(ISBLANK([.O194]);IF(ISERROR([.B194]);&quot;Err:&quot;&amp;ORG.OPENOFFICE.ERRORTYPE([.B194])=[.M194];OR([.P194]=[.B194];AND(ISNUMBER([.P194]);ISNUMBER([.B194]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0460.3069">
            <text:p>10460.3069</text:p>
          </table:table-cell>
          <table:table-cell table:formula="of:=SUMSQ([.C196:.E196];[.F196:.H196];[.I196])" office:value-type="float" office:value="10460.3069">
            <text:p>10460.306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.45">
            <text:p>5.45</text:p>
          </table:table-cell>
          <table:table-cell table:style-name="ce7" office:value-type="float" office:value="7.62">
            <text:p>7.62</text:p>
          </table:table-cell>
          <table:table-cell table:style-name="ce7" office:value-type="float" office:value="12.7">
            <text:p>12.7</text:p>
          </table:table-cell>
          <table:table-cell table:style-name="ce7" office:value-type="float" office:value="14.5">
            <text:p>14.5</text:p>
          </table:table-cell>
          <table:table-cell table:style-name="ce7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196]);[.A196];[.M196])" office:value-type="float" office:value="10460.3069">
            <text:p>10460.3069</text:p>
          </table:table-cell>
          <table:table-cell table:style-name="Default" table:formula="of:=IF(ISBLANK([.O196]);IF(ISERROR([.B196]);&quot;Err:&quot;&amp;ORG.OPENOFFICE.ERRORTYPE([.B196])=[.M196];OR([.P196]=[.B196];AND(ISNUMBER([.P196]);ISNUMBER([.B196]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5">
            <text:p>115</text:p>
          </table:table-cell>
          <table:table-cell table:formula="of:=SUMSQ([.C197:.E197];[.F197:.H197];[.I197])" office:value-type="float" office:value="115">
            <text:p>115</text:p>
          </table:table-cell>
          <table:table-cell table:style-name="ce7" office:value-type="float" office:value="-10">
            <text:p>-10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5"/>
          <table:table-cell office:value-type="string">
            <office:annotation draw:style-name="gr1" draw:text-style-name="P1" svg:width="1.4122in" svg:height="0.7858in" svg:x="12.8839in" svg:y="35.2484in" draw:caption-point-x="-12.8839in" draw:caption-point-y="-35.2484in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/>
          <table:table-cell table:style-name="Default" table:formula="of:=IF(ISBLANK([.M197]);[.A197];[.M197])" office:value-type="float" office:value="115">
            <text:p>115</text:p>
          </table:table-cell>
          <table:table-cell table:style-name="Default" table:formula="of:=IF(ISBLANK([.O197]);IF(ISERROR([.B197]);&quot;Err:&quot;&amp;ORG.OPENOFFICE.ERRORTYPE([.B197])=[.M197];OR([.P197]=[.B197];AND(ISNUMBER([.P197]);ISNUMBER([.B197]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666666666666667">
            <text:p>0.66667</text:p>
          </table:table-cell>
          <table:table-cell table:formula="of:=COVAR([.C199:.E199];[.F199:.H199])" office:value-type="float" office:value="0.666666666666667">
            <text:p>0.6666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/>
          <table:table-cell office:value-type="float" office:value="6">
            <text:p>6</text:p>
          </table:table-cell>
          <table:table-cell table:number-columns-repeated="2" office:value-type="string">
            <text:p>COVAR</text:p>
          </table:table-cell>
          <table:table-cell table:style-name="ce15"/>
          <table:table-cell/>
          <table:table-cell/>
          <table:table-cell table:style-name="Default" table:formula="of:=IF(ISBLANK([.M199]);[.A199];[.M199])" office:value-type="float" office:value="0.666666666666667">
            <text:p>0.66667</text:p>
          </table:table-cell>
          <table:table-cell table:style-name="Default" table:formula="of:=IF(ISBLANK([.O199]);IF(ISERROR([.B199]);&quot;Err:&quot;&amp;ORG.OPENOFFICE.ERRORTYPE([.B199])=[.M199];OR([.P199]=[.B199];AND(ISNUMBER([.P199]);ISNUMBER([.B199]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11111111111111">
            <text:p>-0.11111</text:p>
          </table:table-cell>
          <table:table-cell table:formula="of:=COVAR([.C200:.E200];[.F200:.H200])" office:value-type="float" office:value="-0.111111111111111">
            <text:p>-0.111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3"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/>
          <table:table-cell office:value-type="float" office:value="6">
            <text:p>6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200]);[.A200];[.M200])" office:value-type="float" office:value="-0.111111111111111">
            <text:p>-0.11111</text:p>
          </table:table-cell>
          <table:table-cell table:style-name="Default" table:formula="of:=IF(ISBLANK([.O200]);IF(ISERROR([.B200]);&quot;Err:&quot;&amp;ORG.OPENOFFICE.ERRORTYPE([.B200])=[.M200];OR([.P200]=[.B200];AND(ISNUMBER([.P200]);ISNUMBER([.B200]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25">
            <text:p>0.25</text:p>
          </table:table-cell>
          <table:table-cell table:formula="of:=COVAR([.C202:.D202];[.E202:.F202])" office:value-type="float" office:value="0.25">
            <text:p>0.2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5"/>
          <table:table-cell/>
          <table:table-cell/>
          <table:table-cell table:style-name="Default" table:formula="of:=IF(ISBLANK([.M202]);[.A202];[.M202])" office:value-type="float" office:value="0.25">
            <text:p>0.25</text:p>
          </table:table-cell>
          <table:table-cell table:style-name="Default" table:formula="of:=IF(ISBLANK([.O202]);IF(ISERROR([.B202]);&quot;Err:&quot;&amp;ORG.OPENOFFICE.ERRORTYPE([.B202])=[.M202];OR([.P202]=[.B202];AND(ISNUMBER([.P202]);ISNUMBER([.B202]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formula="of:=COVAR([.C203:.E203];[.F203:.G203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5" office:value-type="string">
            <text:p>Err:502</text:p>
          </table:table-cell>
          <table:table-cell/>
          <table:table-cell/>
          <table:table-cell table:style-name="Default" table:formula="of:=IF(ISBLANK([.M203]);[.A203];[.M203])" office:value-type="string" office:string-value="Err:502">
            <text:p>Err:502</text:p>
          </table:table-cell>
          <table:table-cell table:style-name="Default" table:formula="of:=IF(ISBLANK([.O203]);IF(ISERROR([.B203]);&quot;Err:&quot;&amp;ORG.OPENOFFICE.ERRORTYPE([.B203])=[.M203];OR([.P203]=[.B203];AND(ISNUMBER([.P203]);ISNUMBER([.B203]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table:formula="of:=SUMIF([.D205:.F205];&quot;&gt;&quot;&amp;[.C205];[.G205:.I205])" office:value-type="float" office:value="43">
            <text:p>43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2">
            <text:p>2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3" office:value-type="string">
            <text:p>SUMIF</text:p>
          </table:table-cell>
          <table:table-cell table:style-name="ce15"/>
          <table:table-cell/>
          <table:table-cell/>
          <table:table-cell table:style-name="Default" table:formula="of:=IF(ISBLANK([.M205]);[.A205];[.M205])" office:value-type="float" office:value="43">
            <text:p>43</text:p>
          </table:table-cell>
          <table:table-cell table:style-name="Default" table:formula="of:=IF(ISBLANK([.O205]);IF(ISERROR([.B205]);&quot;Err:&quot;&amp;ORG.OPENOFFICE.ERRORTYPE([.B205])=[.M205];OR([.P205]=[.B205];AND(ISNUMBER([.P205]);ISNUMBER([.B205]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6" table:formula="of:=SUMIF([.D206:.F206];&quot;&gt;&quot;&amp;[.C206])" office:value-type="float" office:value="23">
            <text:p>23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10" table:number-columns-repeated="3"/>
          <table:table-cell table:style-name="ce12" office:value-type="float" office:value="4">
            <text:p>4</text:p>
          </table:table-cell>
          <table:table-cell table:style-name="ce14" table:number-columns-repeated="2"/>
          <table:table-cell table:style-name="ce15"/>
          <table:table-cell/>
          <table:table-cell/>
          <table:table-cell table:style-name="Default" table:formula="of:=IF(ISBLANK([.M206]);[.A206];[.M206])" office:value-type="float" office:value="23">
            <text:p>23</text:p>
          </table:table-cell>
          <table:table-cell table:style-name="Default" table:formula="of:=IF(ISBLANK([.O206]);IF(ISERROR([.B206]);&quot;Err:&quot;&amp;ORG.OPENOFFICE.ERRORTYPE([.B206])=[.M206];OR([.P206]=[.B206];AND(ISNUMBER([.P206]);ISNUMBER([.B206]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794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5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verageRange" table:base-cell-address="$Sheet1.$A$1" table:cell-range-address="$Sheet1.$C$80:.$E$80"/>
        <table:named-range table:name="CiteHeader" table:base-cell-address="$Sheet1.$A$1" table:cell-range-address="$Sheet1.$A$1:.$L$1"/>
        <table:named-range table:name="CiteVAR" table:base-cell-address="$Sheet1.$A$1" table:cell-range-address="$Sheet1.$A$149:.$L$153"/>
        <table:named-range table:name="CountRange" table:base-cell-address="$Sheet1.$A$1" table:cell-range-address="$Sheet1.$C$50:.$E$50"/>
        <table:named-range table:name="MaxRange" table:base-cell-address="$Sheet1.$A$1" table:cell-range-address="$Sheet1.$C$134:.$E$134"/>
        <table:named-range table:name="MinRange" table:base-cell-address="$Sheet1.$A$1" table:cell-range-address="$Sheet1.$C$107:.$E$107"/>
        <table:named-range table:name="Product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р.</number:text>
    </number:number-style>
    <number:number-style style:name="N169">
      <number:text>-</number:text>
      <number:number number:decimal-places="0" number:min-integer-digits="1" number:grouping="true"/>
      <number:text>р.</number:text>
      <style:map style:condition="value()&gt;=0" style:apply-style-name="N169P0"/>
    </number:number-style>
    <number:number-style style:name="N170P0" style:volatile="true">
      <number:number number:decimal-places="0" number:min-integer-digits="1" number:grouping="true"/>
      <number:text>р.</number:text>
    </number:number-style>
    <number:number-style style:name="N17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70P0"/>
    </number:number-style>
    <number:number-style style:name="N172P0" style:volatile="true">
      <number:number number:decimal-places="2" number:min-integer-digits="1" number:grouping="true"/>
      <number:text>р.</number:text>
    </number:number-style>
    <number:number-style style:name="N172">
      <number:text>-</number:text>
      <number:number number:decimal-places="2" number:min-integer-digits="1" number:grouping="true"/>
      <number:text>р.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р.</number:text>
    </number:number-style>
    <number:number-style style:name="N17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73P0"/>
    </number:number-style>
    <number:number-style style:name="N177P0" style:volatile="true">
      <number:number number:decimal-places="0" number:min-integer-digits="1" number:grouping="true"/>
      <number:text>р. </number:text>
    </number:number-style>
    <number:number-style style:name="N177P1" style:volatile="true">
      <number:text>-</number:text>
      <number:number number:decimal-places="0" number:min-integer-digits="1" number:grouping="true"/>
      <number:text>р. </number:text>
    </number:number-style>
    <number:number-style style:name="N177P2" style:volatile="true">
      <number:text> -р.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 number:grouping="true"/>
      <number:text>    </number:text>
    </number:number-style>
    <number:number-style style:name="N181P1" style:volatile="true">
      <number:text>-</number:text>
      <number:number number:decimal-places="0" number:min-integer-digits="1" number:grouping="true"/>
      <number:text>    </number:text>
    </number:number-style>
    <number:number-style style:name="N181P2" style:volatile="true">
      <number:text> -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р. </number:text>
    </number:number-style>
    <number:number-style style:name="N185P1" style:volatile="true">
      <number:text>-</number:text>
      <number:number number:decimal-places="2" number:min-integer-digits="1" number:grouping="true"/>
      <number:text>р. </number:text>
    </number:number-style>
    <number:number-style style:name="N185P2" style:volatile="true">
      <number:text> -</number:text>
      <number:number number:decimal-places="0" number:min-integer-digits="0"/>
      <number:text>р.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integer-digits="1" number:grouping="true"/>
      <number:text>    </number:text>
    </number:number-style>
    <number:number-style style:name="N189P1" style:volatile="true">
      <number:text>-</number:text>
      <number:number number:decimal-places="2" number:min-integer-digits="1" number:grouping="true"/>
      <number:text>    </number:text>
    </number:number-style>
    <number:number-style style:name="N189P2" style:volatile="true">
      <number:text> -</number:text>
      <number:number number: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number-style style:name="N193">
      <number:number number:decimal-places="5" number:min-integer-digits="1"/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number-style style:name="N198P0" style:volatile="true">
      <number:number number:decimal-places="3" number:min-integer-digits="1" number:grouping="true"/>
      <number:text> </number:text>
    </number:number-style>
    <number:number-style style:name="N198P1" style:volatile="true">
      <number:text> -</number:text>
      <number:number number:decimal-places="3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1P0" style:volatile="true">
      <number:number number:decimal-places="4" number:min-integer-digits="1" number:grouping="true"/>
      <number:text> </number:text>
    </number:number-style>
    <number:number-style style:name="N201P1" style:volatile="true">
      <number:text> -</number:text>
      <number:number number:decimal-places="4" number:min-integer-digits="1" number:grouping="true"/>
      <number:text> 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4P0" style:volatile="true">
      <number:number number:decimal-places="5" number:min-integer-digits="1" number:grouping="true"/>
      <number:text> </number:text>
    </number:number-style>
    <number:number-style style:name="N204P1" style:volatile="true">
      <number:text> -</number:text>
      <number:number number:decimal-places="5" number:min-integer-digits="1" number:grouping="true"/>
      <number:text> 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7P0" style:volatile="true">
      <number:number number:decimal-places="6" number:min-integer-digits="1" number:grouping="true"/>
      <number:text> </number:text>
    </number:number-style>
    <number:number-style style:name="N207P1" style:volatile="true">
      <number:text> -</number:text>
      <number:number number:decimal-places="6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1" number:min-integer-digits="1" number:grouping="true"/>
      <number:text> </number:text>
    </number:number-style>
    <number:number-style style:name="N210P1" style:volatile="true">
      <number:text> -</number:text>
      <number:number number:decimal-places="1" number:min-integer-digits="1" number:grouping="true"/>
      <number:text> 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9-04-30T13:17:23</dc:date>
    <dc:language>ru-RU</dc:language>
    <meta:editing-cycles>12</meta:editing-cycles>
    <meta:editing-duration>PT00H48M02S</meta:editing-duration>
    <dc:creator>Vladimir Korenev</dc:creator>
    <meta:document-statistic meta:table-count="1" meta:cell-count="1531" meta:object-count="0"/>
    <meta:user-defined meta:name="Info 1"/>
    <meta:user-defined meta:name="Info 2"/>
    <meta:user-defined meta:name="Info 3"/>
    <meta:user-defined meta:name="Info 4"/>
  </office:meta>
</office:document-meta>
</file>